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3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Fels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8, 1896</text:p>
      <text:p text:style-name="P5">Month<text:tab/><text:tab/><text:tab/><text:tab/><text:tab/><text:tab/>Dec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Chicago</text:p>
      <text:p text:style-name="P5">State<text:tab/><text:tab/><text:tab/><text:tab/><text:tab/><text:tab/>IL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Dr. S. Morais,/</text:p>
      <text:p text:style-name="P3">546 N. 5th St./</text:p>
      <text:p text:style-name="P3"><text:tab/><text:span text:style-name="T2">Philadelphia, Pa.</text:span><text:span text:style-name="T3">/</text:span></text:p>
      <text:p text:style-name="P3"><text:span text:style-name="T3"/></text:p>
      <text:p text:style-name="P3"><text:span text:style-name="T3">[Page 1]</text:span></text:p>
      <text:p text:style-name="P2"><text:span text:style-name="T3">450 W. Randolph St./</text:span></text:p>
      <text:p text:style-name="P2"><text:span text:style-name="T3">Chicago, Decbr 8. 1896/</text:span></text:p>
      <text:p text:style-name="P3"><text:span text:style-name="T3">Dr. S. Morais, Philadelphia./</text:span></text:p>
      <text:p text:style-name="P2"><text:span text:style-name="T3">Dear colleague and friend:-/</text:span></text:p>
      <text:p text:style-name="P3"><text:span text:style-name="T3"><text:tab/>I am always </text:span><text:span text:style-name="T2">so</text:span><text:span text:style-name="T3"> glad when I receive a letter from/ you. <text:s/>And so I was to-day when yours of the 6th reached/ me. <text:s/>Now in answer to your enquiry[sic!] I can inform you/ that the [Hebrew] has published the [Hebrew] entirely./ <text:s/>This Mahzor--which, as you know, is of the greatest/ importance for such students who are interested in the/ history of the rituals of our people, their origin and/ their </text:span><text:soft-page-break/><text:span text:style-name="T3">development--appeared in 5 </text:span><text:span text:style-name="T2">livraisons</text:span><text:span text:style-name="T3"> during/ the 5 conservative years [Hebrew] till [Hebrew], and it com-/prises now a volume of 800 pages. <text:s/>In the year [Hebrew] a/ [Hebrew] appeared (86 pages). <text:s/>And/ now we are promised [Hebrew]/ [Hebrew]. <text:s/>I expect this last book very/ soon, for according to a printed circular, received/ some time ago, the printing of it had at the date of/ this circular almost been completed./</text:span></text:p>
      <text:p text:style-name="P3"><text:span text:style-name="T3"><text:tab/>In Philad</text:span><text:span text:style-name="T4">a</text:span><text:span text:style-name="T5"> the [Hebrew] has, according to the list/</text:span></text:p>
      <text:p text:style-name="P3"><text:span text:style-name="T5"/></text:p>
      <text:p text:style-name="P3"><text:span text:style-name="T5">[Page 2]</text:span></text:p>
      <text:p text:style-name="P3"><text:span text:style-name="T5">of its members, which is published every year, two/ subscribers, viz: N. Jastrow and Judge Sulzberger./ <text:s/>Either of them, I doubt not, will gladly let you have/ their copy of the work, if you desire to peruse it./</text:span></text:p>
      <text:p text:style-name="P3"><text:span text:style-name="T5"><text:tab/>My daughter Julia whom you have met/ in New York will be very much gratified when I/ write to her that you mentioned her name so kindly/ in your letter to me. <text:s/>She is still in New York./ <text:s/>She had never been in the east before, and she/ enjoys the more the kind hospitality she has received/ by several friends./</text:span></text:p>
      <text:p text:style-name="P3"><text:span text:style-name="T5"><text:tab/>I am not a [Hebrew], and yet I conclude this/ letter with the [Hebrew] which I give to my dear/ and venerated friend,--to you, Dr. Morais. <text:s/>[Hebrew]/</text:span></text:p>
      <text:p text:style-name="P3"><text:span text:style-name="T5"><text:tab/>Yours, as ever, in esteem and friendship/ B. Fels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0:52:30.48</meta:creation-date>
    <dc:date>2012-01-09T11:16:59.52</dc:date>
    <dc:creator>Penn Libraries</dc:creator>
    <meta:editing-duration>PT00H07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482" meta:character-count="3037"/>
  </office:meta>
</office:document-meta>
</file>